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margin-top="0.0693in" fo:margin-bottom="0.0693in" fo:line-height="100%"/>
    </style:style>
    <style:style style:name="P2" style:family="paragraph" style:parent-style-name="List_20_Paragraph">
      <style:paragraph-properties fo:margin-left="0.25in" fo:margin-right="0in" fo:margin-top="0.0693in" fo:margin-bottom="0.0693in" fo:line-height="100%" fo:text-indent="0in" style:auto-text-indent="false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T3" style:family="text">
      <style:text-properties fo:color="#000000" style:font-name="Times New Roman" fo:font-size="13.5pt" fo:font-style="italic" style:font-name-asian="Times New Roman1" style:font-size-asian="13.5pt" style:font-style-asian="italic" style:font-size-complex="13.5pt" style:font-weight-complex="bold"/>
    </style:style>
    <style:style style:name="T4" style:family="text">
      <style:text-properties fo:color="#000000" style:font-name="Times New Roman" fo:font-size="13.5pt" fo:font-style="normal" style:font-name-asian="Times New Roman1" style:font-size-asian="13.5pt" style:font-style-asian="normal" style:font-size-complex="13.5pt" style:font-style-complex="normal" style:font-weight-complex="bold"/>
    </style:style>
    <style:style style:name="T5" style:family="text">
      <style:text-properties fo:color="#000000" style:font-name="Times New Roman" fo:font-size="12pt" style:font-name-asian="Times New Roman1" style:font-size-asian="12pt" style:font-size-complex="13.5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roject Proposal – “Super EastGate” </text:span></text:p>
      <text:p text:style-name="P2"><text:span text:style-name="T5">Michael LoVerme<text:line-break/><text:line-break/>Jonathan Caron<text:line-break/>Ryan Fleming<text:line-break/>Antonio Guarino</text:span></text:p>
      <text:list xml:id="list1363607744" text:style-name="L1">
        <text:list-item>
          <text:p text:style-name="P1"><text:span text:style-name="T1">Overview <text:line-break/></text:span><text:span text:style-name="T4">Our goal is to create a simple side-scrolling platform game that borrows heavily in inspiration from the Mario Bros. Games by Nintendo Corp. of Japan. </text:span></text:p>
        </text:list-item>
        <text:list-item>
          <text:p text:style-name="P1"><text:span text:style-name="T1">Related work <text:line-break/>This is our first endevor in programming with openGL and any graphics based interface.</text:span></text:p>
        </text:list-item>
        <text:list-item>
          <text:p text:style-name="P1"><text:span text:style-name="T1">Detailed Description<text:line-break/></text:span><text:span text:style-name="T3">(e.g. include some preliminary functional and nonfunctional requirements) </text:span></text:p>
        </text:list-item>
        <text:list-item>
          <text:p text:style-name="P1"><text:span text:style-name="T1">Refere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io</meta:initial-creator>
    <meta:creation-date>2010-01-24T22:52:55</meta:creation-date>
    <meta:document-statistic meta:table-count="0" meta:image-count="0" meta:object-count="0" meta:page-count="1" meta:paragraph-count="6" meta:word-count="71" meta:character-count="469"/>
    <dc:date>2010-01-24T23:02:29</dc:date>
    <dc:creator>Antonio</dc:creator>
    <meta:editing-duration>PT00H04M04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